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style="normal" officeooo:rsid="0020eebf" officeooo:paragraph-rsid="0065a114" style:font-style-asian="normal" style:font-style-complex="normal"/>
    </style:style>
    <style:style style:name="P4" style:family="paragraph" style:parent-style-name="Text_20_body">
      <style:text-properties fo:font-style="normal" officeooo:rsid="0041a648" officeooo:paragraph-rsid="0065a114" style:font-style-asian="normal" style:font-style-complex="normal"/>
    </style:style>
    <style:style style:name="P5" style:family="paragraph" style:parent-style-name="Text_20_body">
      <style:text-properties fo:font-style="normal" officeooo:rsid="0056eb34" officeooo:paragraph-rsid="0065a114" style:font-style-asian="normal" style:font-style-complex="normal"/>
    </style:style>
    <style:style style:name="P6" style:family="paragraph" style:parent-style-name="Text_20_body">
      <style:text-properties fo:font-style="normal" officeooo:rsid="00576dfe" officeooo:paragraph-rsid="0065a114" style:font-style-asian="normal" style:font-style-complex="normal"/>
    </style:style>
    <style:style style:name="P7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05caa4e" officeooo:paragraph-rsid="0065a114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rsid="0045b105" officeooo:paragraph-rsid="0065a114"/>
    </style:style>
    <style:style style:name="P10" style:family="paragraph" style:parent-style-name="Text_20_body">
      <style:text-properties officeooo:rsid="005503ad" officeooo:paragraph-rsid="0065a114"/>
    </style:style>
    <style:style style:name="P11" style:family="paragraph" style:parent-style-name="Text_20_body">
      <style:text-properties officeooo:rsid="0057be6f" officeooo:paragraph-rsid="0065a114"/>
    </style:style>
    <style:style style:name="P12" style:family="paragraph" style:parent-style-name="Text_20_body">
      <style:text-properties officeooo:rsid="0058ce03" officeooo:paragraph-rsid="0065a114"/>
    </style:style>
    <style:style style:name="P13" style:family="paragraph" style:parent-style-name="Text_20_body">
      <style:text-properties officeooo:rsid="005b1298" officeooo:paragraph-rsid="0065a114"/>
    </style:style>
    <style:style style:name="P14" style:family="paragraph" style:parent-style-name="Text_20_body">
      <style:text-properties officeooo:paragraph-rsid="0065a114"/>
    </style:style>
    <style:style style:name="P15" style:family="paragraph" style:parent-style-name="Preformatted_20_Text">
      <style:text-properties fo:color="#000000" style:font-name="DejaVu Sans Mono" officeooo:paragraph-rsid="0065a114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5a114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 fo:background-color="#f7faff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5a114" fo:background-color="#f7faff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5a114" fo:background-color="#f7faff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1">
      <style:text-properties officeooo:rsid="005503ad" officeooo:paragraph-rsid="0065a114"/>
    </style:style>
    <style:style style:name="P22" style:family="paragraph" style:parent-style-name="Heading_20_1" style:list-style-name="">
      <style:text-properties officeooo:paragraph-rsid="0065a114"/>
    </style:style>
    <style:style style:name="P23" style:family="paragraph" style:parent-style-name="Heading_20_1">
      <style:paragraph-properties fo:break-before="page"/>
      <style:text-properties officeooo:rsid="0057be6f" officeooo:paragraph-rsid="0065a114"/>
    </style:style>
    <style:style style:name="P24" style:family="paragraph" style:parent-style-name="Heading_20_1">
      <style:paragraph-properties fo:break-before="page"/>
      <style:text-properties officeooo:rsid="005b1298" officeooo:paragraph-rsid="0065a1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56eb34" fo:background-color="#f7faf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7" style:family="text">
      <style:text-properties fo:color="#660000" fo:background-color="#f7faff" loext:char-shading-value="0"/>
    </style:style>
    <style:style style:name="T8" style:family="text">
      <style:text-properties officeooo:rsid="00021444"/>
    </style:style>
    <style:style style:name="T9" style:family="text">
      <style:text-properties fo:color="#008000" fo:font-weight="bold" fo:background-color="#f7faff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05ac1b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19" style:family="text">
      <style:text-properties fo:font-style="normal" officeooo:rsid="0056eb34" fo:background-color="#f7faff" loext:char-shading-value="0" style:font-style-asian="normal" style:font-style-complex="normal"/>
    </style:style>
    <style:style style:name="T20" style:family="text">
      <style:text-properties officeooo:rsid="00423563"/>
    </style:style>
    <style:style style:name="T21" style:family="text">
      <style:text-properties officeooo:rsid="00476c84"/>
    </style:style>
    <style:style style:name="T22" style:family="text">
      <style:text-properties officeooo:rsid="004c7931"/>
    </style:style>
    <style:style style:name="T23" style:family="text">
      <style:text-properties officeooo:rsid="005503ad"/>
    </style:style>
    <style:style style:name="T24" style:family="text">
      <style:text-properties officeooo:rsid="00576dfe"/>
    </style:style>
    <style:style style:name="T25" style:family="text">
      <style:text-properties officeooo:rsid="00598680"/>
    </style:style>
    <style:style style:name="T26" style:family="text">
      <style:text-properties officeooo:rsid="005ff5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Reynaldo <text:span text:style-name="T24">(9,5)</text:span></text:h>
      <text:p text:style-name="P9">El juego funciona <text:span text:style-name="T22">pero tiene algún fallo según te comento a continuación</text:span>.</text:p>
      <text:p text:style-name="P10">Buena observación la que planteas en el documento adjunto, no obstante, sería mas sencillo considerar esa situación en el código y actuar en consecuencia, esto evitaría que si yo pienso en 1024 tu aplicación no me dé nunca como opción ese número y está dentro del intervalo que ofreces en el index, en cualquier caso te has dado cuenta de ese caso especial y eso es muy bueno</text:p>
      <text:p text:style-name="P10">Está genial que hayas solucionado <text:s/>que el usuario de la aplicación siempre seleccione una opción, dejando una seleccionada por defecto :). <text:span text:style-name="T21"><text:s/>(Ver Buenas prácticas 6).</text:span></text:p>
      <text:p text:style-name="P3">Puedo ir directamente a jugar.php sin haber pasado por el index.php, <text:span text:style-name="T23">y eso no debería de permitirse, ya que el juego no funciona</text:span> (<text:span text:style-name="T10">Buenas prácticas 4</text:span>)</text:p>
      <text:p text:style-name="P4">Debes de separar la lógica o controlador de la vista (Ver Buenas prácticas <text:s/>3); <text:span text:style-name="T20">Esto es muy importante.</text:span></text:p>
      <text:p text:style-name="P5">Buena estructura y bien documentado</text:p>
      <text:p text:style-name="P5">Yo sustituiría los if por un switch-case, además piensa que son excluyentes entre sí, es decir si se produce un if, ya no se va a producir ningún otro (digo de los que en realidad evalúan <text:s/>que submit he presionado), por lo que por efeiciencia deberían de ser else, pero eso dejaría un código mas complicado en legibilidad </text:p>
      <text:p text:style-name="P15"><text:span text:style-name="T6">if</text:span><text:span text:style-name="T19">(</text:span><text:span text:style-name="T7">$_POST</text:span><text:span text:style-name="T3">[</text:span><text:span text:style-name="T9">'empezar'</text:span><text:span text:style-name="T3">]</text:span><text:span text:style-name="T19">){</text:span></text:p>
      <text:p text:style-name="P17"><text:s text:c="4"/></text:p>
      <text:p text:style-name="P16"><text:span text:style-name="T3">}</text:span><text:span text:style-name="T5">elseif</text:span><text:span text:style-name="T3">(</text:span><text:span text:style-name="T7">$_POST </text:span><text:span text:style-name="T3">[</text:span><text:span text:style-name="T9">"reiniciar"</text:span><text:span text:style-name="T3">]){</text:span></text:p>
      <text:p text:style-name="P17"><text:s text:c="4"/></text:p>
      <text:p text:style-name="P16"><text:span text:style-name="T3">}</text:span><text:span text:style-name="T5">elseif</text:span><text:span text:style-name="T3">(</text:span><text:span text:style-name="T7">$_POST </text:span><text:span text:style-name="T3">[</text:span><text:span text:style-name="T9">"jugar"</text:span><text:span text:style-name="T3">]){</text:span></text:p>
      <text:p text:style-name="P17"><text:s text:c="4"/></text:p>
      <text:p text:style-name="P16"><text:span text:style-name="T3">}</text:span><text:span text:style-name="T5">else</text:span><text:span text:style-name="T3">{//</text:span><text:span text:style-name="T4">Esta opción no la has considerado y evitaría acceder directamente a jugar.php...</text:span></text:p>
      <text:p text:style-name="P17"><text:s text:c="4"/></text:p>
      <text:p text:style-name="P18">}</text:p>
      <text:p text:style-name="P5">queda mejor un switch-case.</text:p>
      <text:p text:style-name="P5">Ademas tanto en el caso empezar como en el <text:s/>de reiniciar prácticamente haces lo mismo, <text:span text:style-name="T24">si lo planteas bien, </text:span>podrías juntarlos.</text:p>
      <text:p text:style-name="P6">Muy buen trabajo</text:p>
      <text:p text:style-name="P5"/>
      <text:p text:style-name="P5"/>
      <text:p text:style-name="P5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7:37.105000853</dc:date>
    <meta:editing-duration>PT3H10M33S</meta:editing-duration>
    <meta:editing-cycles>95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60" meta:character-count="1588" meta:non-whitespace-character-count="1322"/>
  </office:meta>
</office:document-meta>
</file>